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number-columns-repeated="9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ordre de réussite de trie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learning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60-90</text:p>
          </table:table-cell>
          <table:table-cell office:value-type="string" calcext:value-type="string">
            <text:p>90-0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60-0</text:p>
          </table:table-cell>
          <table:table-cell office:value-type="string" calcext:value-type="string">
            <text:p>30-0</text:p>
          </table:table-cell>
          <table:table-cell office:value-type="string" calcext:value-type="string">
            <text:p>nombre de tris</text:p>
          </table:table-cell>
          <table:table-cell office:value-type="string" calcext:value-type="string">
            <text:p>nombre de tests</text:p>
          </table:table-cell>
        </table:table-row>
        <table:table-row table:style-name="ro1">
          <table:table-cell office:value-type="string" calcext:value-type="string">
            <text:p>0-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MAX([.B3:.I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-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MAX([.B4:.I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0-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MAX([.B5:.I5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30-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MAX([.B6:.I6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0-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AX([.B7:.I7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0-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MAX([.B8:.I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90-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MAX([.B9:.I9]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Default" office:value-type="string" calcext:value-type="string">
            <text:p>ordre moyen</text:p>
          </table:table-cell>
          <table:table-cell table:style-name="Default" table:formula="of:=([.B3]/[.$J$3]+[.B4]/[.$J$4]+[.B5]/[.$J$5]+[.B6]/[.$J$6]+[.B7]/[.$J$7]+[.B8]/[.$J$8]+[.B9]/[.$J$9])/COUNTA([.B3:.B9])*100" office:value-type="float" office:value="42.5850340136054" calcext:value-type="float">
            <text:p>42,5850340136</text:p>
          </table:table-cell>
          <table:table-cell table:style-name="Default" table:formula="of:=([.C3]/[.$J$3]+[.C4]/[.$J$4]+[.C5]/[.$J$5]+[.C6]/[.$J$6]+[.C7]/[.$J$7]+[.C8]/[.$J$8]+[.C9]/[.$J$9])/COUNTA([.C3:.C9])*100" office:value-type="float" office:value="92.8571428571429" calcext:value-type="float">
            <text:p>92,8571428571</text:p>
          </table:table-cell>
          <table:table-cell table:style-name="Default" table:formula="of:=([.D3]/[.$J$3]+[.D4]/[.$J$4]+[.D5]/[.$J$5]+[.D6]/[.$J$6]+[.D7]/[.$J$7]+[.D8]/[.$J$8]+[.D9]/[.$J$9])/COUNTA([.D3:.D9])*100" office:value-type="float" office:value="71.3945578231293" calcext:value-type="float">
            <text:p>71,3945578231</text:p>
          </table:table-cell>
          <table:table-cell table:style-name="Default" table:formula="of:=([.E3]/[.$J$3]+[.E4]/[.$J$4]+[.E5]/[.$J$5]+[.E6]/[.$J$6]+[.E7]/[.$J$7]+[.E8]/[.$J$8]+[.E9]/[.$J$9])/COUNTA([.E3:.E9])*100" office:value-type="float" office:value="25.7482993197279" calcext:value-type="float">
            <text:p>25,7482993197</text:p>
          </table:table-cell>
          <table:table-cell table:style-name="Default" table:formula="of:=([.F3]/[.$J$3]+[.F4]/[.$J$4]+[.F5]/[.$J$5]+[.F6]/[.$J$6]+[.F7]/[.$J$7]+[.F8]/[.$J$8]+[.F9]/[.$J$9])/COUNTA([.F3:.F9])*100" office:value-type="float" office:value="46.3945578231292" calcext:value-type="float">
            <text:p>46,3945578231</text:p>
          </table:table-cell>
          <table:table-cell table:style-name="Default" table:formula="of:=([.G3]/[.$J$3]+[.G4]/[.$J$4]+[.G5]/[.$J$5]+[.G6]/[.$J$6]+[.G7]/[.$J$7]+[.G8]/[.$J$8]+[.G9]/[.$J$9])/COUNTA([.G3:.G9])*100" office:value-type="float" office:value="64.9206349206349" calcext:value-type="float">
            <text:p>64,9206349206</text:p>
          </table:table-cell>
          <table:table-cell table:style-name="Default" table:formula="of:=([.H3]/[.$J$3]+[.H4]/[.$J$4]+[.H5]/[.$J$5]+[.H6]/[.$J$6]+[.H7]/[.$J$7]+[.H8]/[.$J$8]+[.H9]/[.$J$9])/COUNTA([.H3:.H9])*100" office:value-type="float" office:value="15.0793650793651" calcext:value-type="float">
            <text:p>15,0793650794</text:p>
          </table:table-cell>
          <table:table-cell table:style-name="Default" table:formula="of:=([.I3]/[.$J$3]+[.I4]/[.$J$4]+[.I5]/[.$J$5]+[.I6]/[.$J$6]+[.I7]/[.$J$7]+[.I8]/[.$J$8]+[.I9]/[.$J$9])/COUNTA([.I3:.I9])*100" office:value-type="float" office:value="54.7619047619048" calcext:value-type="float">
            <text:p>54,7619047619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/00/0000</text:date>, <text:time style:data-style-name="N2" text:time-value="11:16:13.214890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1:16:19.286206873</meta:creation-date>
    <meta:editing-duration>P0D</meta:editing-duration>
    <meta:editing-cycles>2</meta:editing-cycles>
    <meta:generator>LibreOffice/4.2.4.2$Linux_X86_64 LibreOffice_project/420m0$Build-2</meta:generator>
    <dc:date>2014-07-22T11:16:43.248095245</dc:date>
    <meta:document-statistic meta:table-count="1" meta:cell-count="90" meta:object-count="0"/>
  </office:meta>
</office:document-meta>
</file>